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7.628cm"/>
    </style:style>
    <style:style style:name="gr5" style:family="graphic" style:parent-style-name="standard">
      <style:graphic-properties draw:textarea-horizontal-align="justify" draw:textarea-vertical-align="middle" draw:auto-grow-height="false" fo:min-height="3.433cm" fo:min-width="4.8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048cm" svg:x="12.811cm" svg:y="2.27cm">
          <text:p text:style-name="P1">Infile<text:line-break/>Prepa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064cm" svg:height="4.318cm" svg:x="12.557cm" svg:y="9.636cm">
          <text:p text:style-name="P1">Submission/<text:line-break/>Student<text:line-break/>Filte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318cm" svg:height="1.397cm" svg:x="12.43cm" svg:y="17.637cm">
          <text:p text:style-name="P1">Gr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8.128cm" svg:height="2.413cm" svg:x="10.271cm" svg:y="22.336cm">
          <text:p text:style-name="P1">Outfile Prepa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5.334cm" svg:height="3.683cm" svg:x="1.635cm" svg:y="10.906cm">
          <text:p text:style-name="P1">GUI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6.969cm" svg:y1="12.811cm" svg:x2="12.811cm" svg:y2="3.794cm">
          <text:p/>
        </draw:line>
        <draw:line draw:style-name="gr6" draw:text-style-name="P2" draw:layer="layout" svg:x1="14.716cm" svg:y1="5.445cm" svg:x2="14.589cm" svg:y2="9.636cm">
          <text:p/>
        </draw:line>
        <draw:line draw:style-name="gr6" draw:text-style-name="P2" draw:layer="layout" svg:x1="14.716cm" svg:y1="13.827cm" svg:x2="14.589cm" svg:y2="18.018cm">
          <text:p/>
        </draw:line>
        <draw:line draw:style-name="gr6" draw:text-style-name="P2" draw:layer="layout" svg:x1="14.589cm" svg:y1="18.907cm" svg:x2="14.335cm" svg:y2="22.717cm">
          <text:p/>
        </draw:line>
        <draw:line draw:style-name="gr6" draw:text-style-name="P2" draw:layer="layout" svg:x1="6.969cm" svg:y1="12.811cm" svg:x2="12.684cm" svg:y2="11.795cm">
          <text:p/>
        </draw:line>
        <draw:line draw:style-name="gr6" draw:text-style-name="P2" draw:layer="layout" svg:x1="6.969cm" svg:y1="12.938cm" svg:x2="12.557cm" svg:y2="18.653cm">
          <text:p/>
        </draw:line>
        <draw:line draw:style-name="gr6" draw:text-style-name="P2" draw:layer="layout" svg:x1="6.969cm" svg:y1="12.684cm" svg:x2="10.144cm" svg:y2="23.606cm">
          <text:p/>
        </draw:line>
        <draw:frame draw:style-name="gr7" draw:text-style-name="P3" draw:layer="layout" svg:width="9.017cm" svg:height="1.778cm" svg:x="1cm" svg:y="1cm">
          <draw:text-box>
            <text:p>Autograder Software Systems</text:p>
            <text:p>Caleb Groves – v1.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20:31:34.817158351</meta:creation-date>
    <dc:date>2018-05-07T20:41:30.016830967</dc:date>
    <meta:editing-duration>PT9M56S</meta:editing-duration>
    <meta:editing-cycles>1</meta:editing-cycles>
    <meta:generator>LibreOffice/5.4.0.3$Linux_X86_64 LibreOffice_project/7556cbc6811c9d992f4064ab9287069087d7f62c</meta:generator>
    <meta:document-statistic meta:object-count="13"/>
  </office:meta>
</office:document-meta>
</file>